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a5" officeooo:paragraph-rsid="00038ea5"/>
    </style:style>
    <style:style style:name="P2" style:family="paragraph" style:parent-style-name="Standard">
      <style:text-properties officeooo:rsid="0004c2b6" officeooo:paragraph-rsid="0004c2b6"/>
    </style:style>
    <style:style style:name="P3" style:family="paragraph" style:parent-style-name="Standard">
      <style:text-properties fo:font-size="16pt" officeooo:rsid="00038ea5" officeooo:paragraph-rsid="00038ea5" style:font-size-asian="16pt" style:font-size-complex="16pt"/>
    </style:style>
    <style:style style:name="P4" style:family="paragraph" style:parent-style-name="Standard">
      <style:text-properties fo:font-size="16pt" officeooo:rsid="0004c2b6" officeooo:paragraph-rsid="0004c2b6" style:font-size-asian="16pt" style:font-size-complex="16pt"/>
    </style:style>
    <style:style style:name="P5" style:family="paragraph" style:parent-style-name="Standard">
      <style:text-properties officeooo:rsid="00056fb9" officeooo:paragraph-rsid="00056fb9"/>
    </style:style>
    <style:style style:name="P6" style:family="paragraph" style:parent-style-name="Standard">
      <style:text-properties officeooo:rsid="00073198" officeooo:paragraph-rsid="00073198"/>
    </style:style>
    <style:style style:name="P7" style:family="paragraph" style:parent-style-name="Standard">
      <style:text-properties fo:font-size="15pt" officeooo:rsid="000a7b80" officeooo:paragraph-rsid="000a7b80" style:font-size-asian="15pt" style:font-size-complex="15pt"/>
    </style:style>
    <style:style style:name="P8" style:family="paragraph" style:parent-style-name="Standard">
      <style:text-properties fo:font-size="15pt" officeooo:rsid="0011208a" officeooo:paragraph-rsid="0011208a" style:font-size-asian="15pt" style:font-size-complex="15pt"/>
    </style:style>
    <style:style style:name="P9" style:family="paragraph" style:parent-style-name="Standard">
      <style:text-properties fo:font-size="15pt" officeooo:rsid="0017321b" officeooo:paragraph-rsid="0017321b" style:font-size-asian="15pt" style:font-size-complex="15pt"/>
    </style:style>
    <style:style style:name="P10" style:family="paragraph" style:parent-style-name="Standard">
      <style:text-properties fo:font-size="15pt" officeooo:rsid="003fac49" officeooo:paragraph-rsid="003fac49" style:font-size-asian="15pt" style:font-size-complex="15pt"/>
    </style:style>
    <style:style style:name="P11" style:family="paragraph" style:parent-style-name="Standard">
      <style:text-properties fo:font-size="15pt" officeooo:rsid="0048a894" officeooo:paragraph-rsid="0048a894" style:font-size-asian="15pt" style:font-size-complex="15pt"/>
    </style:style>
    <style:style style:name="P12" style:family="paragraph" style:parent-style-name="Standard">
      <style:text-properties fo:font-size="15pt" officeooo:rsid="006a0bf3" officeooo:paragraph-rsid="006a0bf3" style:font-size-asian="15pt" style:font-size-complex="15pt"/>
    </style:style>
    <style:style style:name="P13" style:family="paragraph" style:parent-style-name="Standard">
      <style:text-properties fo:font-size="12pt" officeooo:rsid="000ad8c8" officeooo:paragraph-rsid="000a7b80" style:font-size-asian="12pt" style:font-size-complex="12pt"/>
    </style:style>
    <style:style style:name="P14" style:family="paragraph" style:parent-style-name="Standard">
      <style:text-properties fo:font-size="12pt" officeooo:rsid="000ad8c8" officeooo:paragraph-rsid="000ad8c8" style:font-size-asian="12pt" style:font-size-complex="12pt"/>
    </style:style>
    <style:style style:name="P15" style:family="paragraph" style:parent-style-name="Standard">
      <style:text-properties fo:font-size="12pt" officeooo:rsid="00056fb9" officeooo:paragraph-rsid="00056fb9" style:font-size-asian="12pt" style:font-size-complex="12pt"/>
    </style:style>
    <style:style style:name="P16" style:family="paragraph" style:parent-style-name="Standard">
      <style:text-properties fo:font-size="12pt" officeooo:rsid="000e20fe" officeooo:paragraph-rsid="000e20fe" style:font-size-asian="12pt" style:font-size-complex="12pt"/>
    </style:style>
    <style:style style:name="P17" style:family="paragraph" style:parent-style-name="Standard">
      <style:text-properties fo:font-size="12pt" officeooo:rsid="0011208a" officeooo:paragraph-rsid="0011208a" style:font-size-asian="12pt" style:font-size-complex="12pt"/>
    </style:style>
    <style:style style:name="P18" style:family="paragraph" style:parent-style-name="Standard">
      <style:text-properties fo:font-size="12pt" officeooo:rsid="0014f14e" officeooo:paragraph-rsid="0014f14e" style:font-size-asian="12pt" style:font-size-complex="12pt"/>
    </style:style>
    <style:style style:name="P19" style:family="paragraph" style:parent-style-name="Standard">
      <style:text-properties fo:font-size="12pt" officeooo:rsid="00151c7d" officeooo:paragraph-rsid="00151c7d" style:font-size-asian="12pt" style:font-size-complex="12pt"/>
    </style:style>
    <style:style style:name="P20" style:family="paragraph" style:parent-style-name="Standard">
      <style:text-properties fo:font-size="12pt" officeooo:rsid="0017321b" officeooo:paragraph-rsid="0017321b" style:font-size-asian="12pt" style:font-size-complex="12pt"/>
    </style:style>
    <style:style style:name="P21" style:family="paragraph" style:parent-style-name="Standard">
      <style:text-properties fo:font-size="12pt" officeooo:rsid="001d6ae2" officeooo:paragraph-rsid="001d6ae2" style:font-size-asian="12pt" style:font-size-complex="12pt"/>
    </style:style>
    <style:style style:name="P22" style:family="paragraph" style:parent-style-name="Standard">
      <style:text-properties fo:font-size="12pt" officeooo:rsid="001ec462" officeooo:paragraph-rsid="001ec462" style:font-size-asian="12pt" style:font-size-complex="12pt"/>
    </style:style>
    <style:style style:name="P23" style:family="paragraph" style:parent-style-name="Standard">
      <style:text-properties fo:font-size="12pt" officeooo:rsid="0021747a" officeooo:paragraph-rsid="0021747a" style:font-size-asian="12pt" style:font-size-complex="12pt"/>
    </style:style>
    <style:style style:name="P24" style:family="paragraph" style:parent-style-name="Standard">
      <style:text-properties fo:font-size="12pt" officeooo:rsid="0024667f" officeooo:paragraph-rsid="0024667f" style:font-size-asian="12pt" style:font-size-complex="12pt"/>
    </style:style>
    <style:style style:name="P25" style:family="paragraph" style:parent-style-name="Standard">
      <style:text-properties fo:font-size="12pt" officeooo:rsid="002582b2" officeooo:paragraph-rsid="002582b2" style:font-size-asian="12pt" style:font-size-complex="12pt"/>
    </style:style>
    <style:style style:name="P26" style:family="paragraph" style:parent-style-name="Standard">
      <style:text-properties fo:font-size="12pt" officeooo:rsid="002cb9e0" officeooo:paragraph-rsid="002cb9e0" style:font-size-asian="12pt" style:font-size-complex="12pt"/>
    </style:style>
    <style:style style:name="P27" style:family="paragraph" style:parent-style-name="Standard">
      <style:text-properties fo:font-size="12pt" officeooo:rsid="0030d969" officeooo:paragraph-rsid="0030d969" style:font-size-asian="12pt" style:font-size-complex="12pt"/>
    </style:style>
    <style:style style:name="P28" style:family="paragraph" style:parent-style-name="Standard">
      <style:text-properties fo:font-size="12pt" officeooo:rsid="0034b781" officeooo:paragraph-rsid="00375149" style:font-size-asian="12pt" style:font-size-complex="12pt"/>
    </style:style>
    <style:style style:name="P29" style:family="paragraph" style:parent-style-name="Standard">
      <style:text-properties fo:font-size="12pt" officeooo:rsid="003a9c6c" officeooo:paragraph-rsid="003a9c6c" style:font-size-asian="12pt" style:font-size-complex="12pt"/>
    </style:style>
    <style:style style:name="P30" style:family="paragraph" style:parent-style-name="Standard">
      <style:text-properties fo:font-size="12pt" officeooo:rsid="003aacf3" officeooo:paragraph-rsid="003aacf3" style:font-size-asian="12pt" style:font-size-complex="12pt"/>
    </style:style>
    <style:style style:name="P31" style:family="paragraph" style:parent-style-name="Standard">
      <style:text-properties fo:font-size="12pt" officeooo:rsid="00418f4f" officeooo:paragraph-rsid="00418f4f" style:font-size-asian="12pt" style:font-size-complex="12pt"/>
    </style:style>
    <style:style style:name="P32" style:family="paragraph" style:parent-style-name="Standard">
      <style:text-properties fo:font-size="12pt" officeooo:rsid="0043b773" officeooo:paragraph-rsid="0043b773" style:font-size-asian="12pt" style:font-size-complex="12pt"/>
    </style:style>
    <style:style style:name="P33" style:family="paragraph" style:parent-style-name="Standard">
      <style:text-properties fo:font-size="12pt" officeooo:rsid="00468acc" officeooo:paragraph-rsid="00468acc" style:font-size-asian="12pt" style:font-size-complex="12pt"/>
    </style:style>
    <style:style style:name="P34" style:family="paragraph" style:parent-style-name="Standard">
      <style:text-properties fo:font-size="12pt" officeooo:rsid="00478d19" officeooo:paragraph-rsid="00478d19" style:font-size-asian="12pt" style:font-size-complex="12pt"/>
    </style:style>
    <style:style style:name="P35" style:family="paragraph" style:parent-style-name="Standard">
      <style:text-properties fo:font-size="12pt" officeooo:rsid="0048a894" officeooo:paragraph-rsid="0048a894" style:font-size-asian="12pt" style:font-size-complex="12pt"/>
    </style:style>
    <style:style style:name="P36" style:family="paragraph" style:parent-style-name="Standard">
      <style:text-properties fo:font-size="12pt" officeooo:rsid="0049a3cb" officeooo:paragraph-rsid="0049a3cb" style:font-size-asian="12pt" style:font-size-complex="12pt"/>
    </style:style>
    <style:style style:name="P37" style:family="paragraph" style:parent-style-name="Standard">
      <style:text-properties fo:font-size="12pt" officeooo:rsid="004bc80e" officeooo:paragraph-rsid="004bc80e" style:font-size-asian="12pt" style:font-size-complex="12pt"/>
    </style:style>
    <style:style style:name="P38" style:family="paragraph" style:parent-style-name="Standard">
      <style:text-properties fo:font-size="12pt" officeooo:rsid="004ee666" officeooo:paragraph-rsid="004ee666" style:font-size-asian="12pt" style:font-size-complex="12pt"/>
    </style:style>
    <style:style style:name="P39" style:family="paragraph" style:parent-style-name="Standard">
      <style:text-properties fo:font-size="12pt" officeooo:rsid="0050ed90" officeooo:paragraph-rsid="0050ed90" style:font-size-asian="12pt" style:font-size-complex="12pt"/>
    </style:style>
    <style:style style:name="P40" style:family="paragraph" style:parent-style-name="Standard">
      <style:text-properties fo:font-size="12pt" officeooo:rsid="0053f78a" officeooo:paragraph-rsid="0053f78a" style:font-size-asian="12pt" style:font-size-complex="12pt"/>
    </style:style>
    <style:style style:name="P41" style:family="paragraph" style:parent-style-name="Standard">
      <style:text-properties fo:font-size="12pt" officeooo:rsid="0055e193" officeooo:paragraph-rsid="0055e193" style:font-size-asian="12pt" style:font-size-complex="12pt"/>
    </style:style>
    <style:style style:name="P42" style:family="paragraph" style:parent-style-name="Standard">
      <style:text-properties fo:font-size="12pt" officeooo:rsid="0057e819" officeooo:paragraph-rsid="0057e819" style:font-size-asian="12pt" style:font-size-complex="12pt"/>
    </style:style>
    <style:style style:name="P43" style:family="paragraph" style:parent-style-name="Standard">
      <style:text-properties fo:font-size="12pt" officeooo:rsid="00596ea1" officeooo:paragraph-rsid="0062d083" style:font-size-asian="12pt" style:font-size-complex="12pt"/>
    </style:style>
    <style:style style:name="P44" style:family="paragraph" style:parent-style-name="Standard">
      <style:text-properties fo:font-size="12pt" officeooo:rsid="0064588d" officeooo:paragraph-rsid="0064588d" style:font-size-asian="12pt" style:font-size-complex="12pt"/>
    </style:style>
    <style:style style:name="P45" style:family="paragraph" style:parent-style-name="Standard">
      <style:text-properties fo:font-size="12pt" officeooo:rsid="00671c2b" officeooo:paragraph-rsid="00671c2b" style:font-size-asian="12pt" style:font-size-complex="12pt"/>
    </style:style>
    <style:style style:name="P46" style:family="paragraph" style:parent-style-name="Standard">
      <style:text-properties fo:font-size="12pt" officeooo:rsid="006a0bf3" officeooo:paragraph-rsid="006a0bf3" style:font-size-asian="12pt" style:font-size-complex="12pt"/>
    </style:style>
    <style:style style:name="P47" style:family="paragraph" style:parent-style-name="Standard">
      <style:text-properties fo:font-size="14pt" officeooo:rsid="0017321b" officeooo:paragraph-rsid="0017321b" style:font-size-asian="14pt" style:font-size-complex="14pt"/>
    </style:style>
    <style:style style:name="P48" style:family="paragraph" style:parent-style-name="Standard">
      <style:text-properties fo:font-size="14pt" officeooo:rsid="001e2a24" officeooo:paragraph-rsid="001e2a24" style:font-size-asian="14pt" style:font-size-complex="14pt"/>
    </style:style>
    <style:style style:name="P49" style:family="paragraph" style:parent-style-name="Standard">
      <style:text-properties fo:font-size="14pt" officeooo:rsid="002582b2" officeooo:paragraph-rsid="002582b2" style:font-size-asian="14pt" style:font-size-complex="14pt"/>
    </style:style>
    <style:style style:name="P50" style:family="paragraph" style:parent-style-name="Standard">
      <style:text-properties fo:font-size="14pt" officeooo:rsid="0024667f" officeooo:paragraph-rsid="0024667f" style:font-size-asian="14pt" style:font-size-complex="14pt"/>
    </style:style>
    <style:style style:name="P51" style:family="paragraph" style:parent-style-name="Standard">
      <style:text-properties fo:font-size="14pt" officeooo:rsid="002cb9e0" officeooo:paragraph-rsid="002cb9e0" style:font-size-asian="14pt" style:font-size-complex="14pt"/>
    </style:style>
    <style:style style:name="P52" style:family="paragraph" style:parent-style-name="Standard">
      <style:text-properties fo:font-size="14pt" officeooo:rsid="003a9c6c" officeooo:paragraph-rsid="003a9c6c" style:font-size-asian="14pt" style:font-size-complex="14pt"/>
    </style:style>
    <style:style style:name="P53" style:family="paragraph" style:parent-style-name="Standard">
      <style:text-properties fo:font-size="14pt" officeooo:rsid="004bc80e" officeooo:paragraph-rsid="004bc80e" style:font-size-asian="14pt" style:font-size-complex="14pt"/>
    </style:style>
    <style:style style:name="P54" style:family="paragraph" style:parent-style-name="Standard">
      <style:text-properties fo:font-size="14pt" officeooo:rsid="0057e819" officeooo:paragraph-rsid="0057e819" style:font-size-asian="14pt" style:font-size-complex="14pt"/>
    </style:style>
    <style:style style:name="P55" style:family="paragraph" style:parent-style-name="Standard" style:list-style-name="L1">
      <style:text-properties fo:font-size="12pt" officeooo:rsid="0018eb35" officeooo:paragraph-rsid="0018eb35" style:font-size-asian="12pt" style:font-size-complex="12pt"/>
    </style:style>
    <style:style style:name="P56" style:family="paragraph" style:parent-style-name="Standard" style:list-style-name="L1">
      <style:text-properties fo:font-size="12pt" officeooo:rsid="0019f188" officeooo:paragraph-rsid="0019f188" style:font-size-asian="12pt" style:font-size-complex="12pt"/>
    </style:style>
    <style:style style:name="P57" style:family="paragraph" style:parent-style-name="Standard" style:list-style-name="L1">
      <style:text-properties fo:font-size="12pt" officeooo:rsid="001b14d5" officeooo:paragraph-rsid="001b14d5" style:font-size-asian="12pt" style:font-size-complex="12pt"/>
    </style:style>
    <style:style style:name="P58" style:family="paragraph" style:parent-style-name="Standard" style:list-style-name="L1">
      <style:text-properties fo:font-size="12pt" officeooo:rsid="001c422c" officeooo:paragraph-rsid="001c422c" style:font-size-asian="12pt" style:font-size-complex="12pt"/>
    </style:style>
    <style:style style:name="P59" style:family="paragraph" style:parent-style-name="Standard" style:list-style-name="L2">
      <style:text-properties fo:font-size="12pt" officeooo:rsid="002362be" officeooo:paragraph-rsid="002362be" style:font-size-asian="12pt" style:font-size-complex="12pt"/>
    </style:style>
    <style:style style:name="P60" style:family="paragraph" style:parent-style-name="Standard" style:list-style-name="L3">
      <style:text-properties fo:font-size="12pt" officeooo:rsid="00270c68" officeooo:paragraph-rsid="00270c68" style:font-size-asian="12pt" style:font-size-complex="12pt"/>
    </style:style>
    <style:style style:name="P61" style:family="paragraph" style:parent-style-name="Standard" style:list-style-name="L3">
      <style:text-properties fo:font-size="12pt" officeooo:rsid="0027971c" officeooo:paragraph-rsid="0027971c" style:font-size-asian="12pt" style:font-size-complex="12pt"/>
    </style:style>
    <style:style style:name="P62" style:family="paragraph" style:parent-style-name="Standard" style:list-style-name="L3">
      <style:text-properties fo:font-size="12pt" officeooo:rsid="00291e0d" officeooo:paragraph-rsid="00291e0d" style:font-size-asian="12pt" style:font-size-complex="12pt"/>
    </style:style>
    <style:style style:name="P63" style:family="paragraph" style:parent-style-name="Standard" style:list-style-name="L3">
      <style:text-properties fo:font-size="12pt" officeooo:rsid="002a58d2" officeooo:paragraph-rsid="002a58d2" style:font-size-asian="12pt" style:font-size-complex="12pt"/>
    </style:style>
    <style:style style:name="P64" style:family="paragraph" style:parent-style-name="Standard">
      <style:text-properties officeooo:rsid="0004c2b6" officeooo:paragraph-rsid="0004c2b6"/>
    </style:style>
    <style:style style:name="P65" style:family="paragraph" style:parent-style-name="Standard">
      <style:text-properties officeooo:rsid="006e0b34" officeooo:paragraph-rsid="006e0b34"/>
    </style:style>
    <style:style style:name="P66" style:family="paragraph" style:parent-style-name="Standard">
      <style:text-properties officeooo:rsid="006f2462" officeooo:paragraph-rsid="006f2462"/>
    </style:style>
    <style:style style:name="T1" style:family="text">
      <style:text-properties officeooo:rsid="0004c2b6"/>
    </style:style>
    <style:style style:name="T2" style:family="text">
      <style:text-properties officeooo:rsid="0005d3ff"/>
    </style:style>
    <style:style style:name="T3" style:family="text">
      <style:text-properties officeooo:rsid="0008fe41"/>
    </style:style>
    <style:style style:name="T4" style:family="text">
      <style:text-properties officeooo:rsid="000ca62f"/>
    </style:style>
    <style:style style:name="T5" style:family="text">
      <style:text-properties officeooo:rsid="000f3b10"/>
    </style:style>
    <style:style style:name="T6" style:family="text">
      <style:text-properties fo:font-size="18pt" style:font-size-asian="18pt" style:font-size-complex="18pt"/>
    </style:style>
    <style:style style:name="T7" style:family="text">
      <style:text-properties fo:font-size="18pt" officeooo:rsid="0004c2b6" style:font-size-asian="18pt" style:font-size-complex="18pt"/>
    </style:style>
    <style:style style:name="T8" style:family="text">
      <style:text-properties officeooo:rsid="00119b18"/>
    </style:style>
    <style:style style:name="T9" style:family="text">
      <style:text-properties officeooo:rsid="00150ebf"/>
    </style:style>
    <style:style style:name="T10" style:family="text">
      <style:text-properties officeooo:rsid="0015b99e"/>
    </style:style>
    <style:style style:name="T11" style:family="text">
      <style:text-properties officeooo:rsid="001fec4e"/>
    </style:style>
    <style:style style:name="T12" style:family="text">
      <style:text-properties officeooo:rsid="0025eebf"/>
    </style:style>
    <style:style style:name="T13" style:family="text">
      <style:text-properties officeooo:rsid="0033b5d3"/>
    </style:style>
    <style:style style:name="T14" style:family="text">
      <style:text-properties officeooo:rsid="0035563b"/>
    </style:style>
    <style:style style:name="T15" style:family="text">
      <style:text-properties officeooo:rsid="003ad453"/>
    </style:style>
    <style:style style:name="T16" style:family="text">
      <style:text-properties officeooo:rsid="00426ffb"/>
    </style:style>
    <style:style style:name="T17" style:family="text">
      <style:text-properties officeooo:rsid="00441075"/>
    </style:style>
    <style:style style:name="T18" style:family="text">
      <style:text-properties officeooo:rsid="00473b1d"/>
    </style:style>
    <style:style style:name="T19" style:family="text">
      <style:text-properties officeooo:rsid="004810ae"/>
    </style:style>
    <style:style style:name="T20" style:family="text">
      <style:text-properties officeooo:rsid="004baf4f"/>
    </style:style>
    <style:style style:name="T21" style:family="text">
      <style:text-properties officeooo:rsid="004c121b"/>
    </style:style>
    <style:style style:name="T22" style:family="text">
      <style:text-properties officeooo:rsid="004f7569"/>
    </style:style>
    <style:style style:name="T23" style:family="text">
      <style:text-properties officeooo:rsid="0052430a"/>
    </style:style>
    <style:style style:name="T24" style:family="text">
      <style:text-properties officeooo:rsid="00549f8e"/>
    </style:style>
    <style:style style:name="T25" style:family="text">
      <style:text-properties officeooo:rsid="005a981d"/>
    </style:style>
    <style:style style:name="T26" style:family="text">
      <style:text-properties officeooo:rsid="00654305"/>
    </style:style>
    <style:style style:name="T27" style:family="text">
      <style:text-properties officeooo:rsid="00690dd6"/>
    </style:style>
    <style:style style:name="T28" style:family="text">
      <style:text-properties officeooo:rsid="006f2462"/>
    </style:style>
    <style:style style:name="T29" style:family="text">
      <style:text-properties officeooo:rsid="006fa162"/>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rt 1 I</text:span><text:span text:style-name="T7">NTRODUCTION TO LISTENING</text:span></text:p>
      <text:p text:style-name="P1"/>
      <text:p text:style-name="P3"><text:span text:style-name="T1">1. </text:span>LISTENING TO MUSIC</text:p>
      <text:p text:style-name="P5"/>
      <text:p text:style-name="P5">Why do you listening to music? What does it do for you? What do you hope to get out of the experience? Given a moment of free time, most people don’ t open a newspaper or a book of poetry they turn on their iPods. Want proof of the allure of music? Next time you’re riding on a bus, a train, or the subway, look around; you’ll find that about twice as many people are listening to music as are reading. This is true pretty much everywhere around the developed world. But why does music have such universal appeal? Simply said, music has power. “Music delights the ears, uplifts the mind, arouses fighters to go to war, strengthens the weak, and disarms bandits!” A medieval monk, John of St. Gall, said this about music nearly a thousand years ago, and little has changed since (except perhaps the part about the bandits). Music moves us, and not only to dance We are moved at a parade more when the military band strikes up a tune than with the passage of silent troops. We tear up at weddings and funerals, not at the sight of the beautiful bride or the draped casket, but when the wedding processional or the funeral dirge begins. We <text:span text:style-name="T2">get scared at horror films, not when the images become graphic, but when the music starts to get ominous. (If you want not to be scared, don’t cover your eyes, plug your ears!)</text:span></text:p>
      <text:p text:style-name="P6">For thousands of years, governments and institutions, both public and private, have tried to use the power of music to control our behavior. Think of the four-note “rally motive” played on the loudspeaker at professional sports events to get the crowd and home team energized. Think of the slow, calming classical music played in airports (the airlines don’t want Ludacris or Metallica piped in during flight delays). <text:span text:style-name="T3">And did you know that the state of Arizona recently passed a law banning the playing of powerful Beethoven symphonies on car stereos because it make drivers to aggressive? (Not true, of course, but you get the point). Sound perception is the most powerful sense we possess. A sudden noise can make us jump out of our seats. And organized sound—music—profoundly affects the way we feel and behave.</text:span></text:p>
      <text:p text:style-name="P6"/>
      <text:p text:style-name="P7">Hearing Music</text:p>
      <text:p text:style-name="P13"/>
      <text:p text:style-name="P14">Briefly defined, music is the rational organization of sounds and silences passing through time. Tones must be arranged in some consistent, logical, and (usually) pleasing way before we can call these sounds “music” instead of just noise. A singer or an instrumentalist generates music literally by disturbing the environment, by creating vibrations that travel through the air as sound waves. Sound waves radiate out in a circle from their source, carrying with them two types of essential information: pitch and loudness. <text:span text:style-name="T4">The speed of vibration within the sound wave determines what we perceive as high and low pitches; and the width (or amplitude) of the wave reflects it volume. When <text:s/>the music reaches our brain, that organ tells us how we should feel and respond to the sound. We tend to hear low, slow tones as relaxing, and high, rapid ones as tension filled. If the sound waves contain strong, regular pulses, we might start to tap our foot or move in synch with the pulse or beat—the groove.</text:span></text:p>
      <text:p text:style-name="P16">Today the vast majority of music that we hear is not “live” music but recorded sound. Sound recording began in the 1870s with Thomas Edison’s phonograph machine, which played what we now call “vinyl”, or records. <text:span text:style-name="T5">During the 1930s magnetic tape recorders appeared and grew in popularity until the early 1990s, when they were superseded by a new technology, digital recording. In digital recording all the components of musical sound—pitch, tone color, duration, volume, and more—are analyzed thousands of times per second, and that information is instantly stored as sequences of binary numbers. With equal speed this digital data can be reconverted to electrical impulses that are then changed back into analog sound that is amplified by speakers or earphones. Most recorded music is no longer stored and sold on discs (CDs) but distributed as MP3 files over the Internet.</text:span></text:p>
      <text:p text:style-name="P8"><text:soft-page-break/>MUSIC IN YOUR BRAIN</text:p>
      <text:p text:style-name="P17"/>
      <text:p text:style-name="P17">Given all the love songs in the world, we might think music is an affair of the heart. But both love and music are domains of a far more complex vital organ: the brain. When sound waves reach us, our inner ear transforms them into electrical signals that go to various parts of the brain, each analyzing a particular component of the sound: pitch, color, loudness, duration, direction of source, relation to music we’ve already heard, and so on. Most processing of sounds <text:span text:style-name="T8">(music as well as language) take place in the temporal lobe. If we are imagining how the next line of a song will go, that decision is usually reached in the frontal lobe. If we are playing an instrument, we engage the motor center (parietal lobe) to move our fingers and the visual center (occipital lobe) to read the notes. As the music proceeds, our brain constantly updates the information it receives, hundreds of times per second. Associative neurons instantly integrate all the data into a single perception of sound.</text:span></text:p>
      <text:p text:style-name="P18">How music makes us feel—happy or sad, energetic or relaxed—is determined partly by another part of the brain, the amygdala, and by other factors as well. <text:span text:style-name="T9">Neuroiologists have observed increased levels of the chemical dopamine in the brain when pleasing music is heard, just as when, say, we eat <text:s/>chocolate. “It’s not my fault that I like country music; it just sends a rush of dopamine to the part of my brain that controls emotion,” your author confesses. Oddly, then, music alters the way we feel just as might a chemical substance, such as a candy bar, a medicine, or a drug. We can acquire the mechanism for a “mood-enhancing experience”, it seems, either over the counter of over the Internet. </text:span></text:p>
      <text:p text:style-name="P19">Have you ever heard an old melody suddenly pop into your head, or had a really annoying tune get stuck there? Of course; it happens to us all. Errant data coursing around the hippocampus may be to blame! <text:span text:style-name="T10">Although scientists are uncertain exactly how and where all musical data are stored, we know that music and memory are tightly linked. The songs we best remember are those from our adolescence, when hormonal changes caused sonic information to be engraved in our brain forever. Indeed, music is a powerful agent of memory. A familiar tune, whether heard externally or simply remembered, can cause us to think of the good times we have had or the loved ones we have lost. Therapy for Alzemimer’s patients, who do not respond to verbal cues, not includes musical stimulation as a way to unlock their past experiences. The chance to relive our lives through music is another reason we choose to put on headphones.</text:span></text:p>
      <text:p text:style-name="P15"/>
      <text:p text:style-name="P9">LISTENING TO WHOSE MUSIC?</text:p>
      <text:p text:style-name="P20"/>
      <text:p text:style-name="P47">Popular Music</text:p>
      <text:p text:style-name="P47"/>
      <text:p text:style-name="P20">Most people prefer popular music, the music of all the people. Pop CDs and downloads outsell classical recordings by about twenty to one. But why are young people in particular attracted to popular music? Here are a few responses culled from a recently survey of one hundred college students. See if any of these answers resonate with your own experience:</text:p>
      <text:list xml:id="list5689284753909776522" text:style-name="L1">
        <text:list-item>
          <text:p text:style-name="P55">Patrick: “I use [popular] music to change my mood—to calm myself or focus.”</text:p>
        </text:list-item>
        <text:list-item>
          <text:p text:style-name="P55">Rebecca: “Actually, I listen to [popular] music to avoid doing other types of work; it stimulates some parts of my brain while simultaneously relaxing other parts that may be exhausted.”</text:p>
        </text:list-item>
        <text:list-item>
          <text:p text:style-name="P55">Amanda: “I hope its groove will drive me or its beauty will center me in some way. Or try to sing along with friends.”</text:p>
        </text:list-item>
        <text:list-item>
          <text:p text:style-name="P56">Henry: “It synthesizes and clarifies the emotion that I already feel inside myself.”</text:p>
        </text:list-item>
        <text:list-item>
          <text:p text:style-name="P57">Julio: “It’s fun and I enjoy it.”</text:p>
        </text:list-item>
        <text:list-item>
          <text:p text:style-name="P58">Rachel: “It allows me to share a spiritual and physical experience with fellow human beings.”</text:p>
        </text:list-item>
        <text:list-item>
          <text:p text:style-name="P58">Sarah: “Decompression.”</text:p>
        </text:list-item>
      </text:list>
      <text:p text:style-name="P21"><text:soft-page-break/>Mode enhancement, relaxation, focus, fun, bonding with friends—these seem to be the principal attractions of popular music. But what about classical music? What does it do for us, and what’s the difference between popular and classical music?</text:p>
      <text:p text:style-name="P21"/>
      <text:p text:style-name="P48">Classical Music</text:p>
      <text:p text:style-name="P48"/>
      <text:p text:style-name="P22">Most of the music discussed in this book what we call “classical” music, sometimes referred to as “art” music because a particular set of skills is needed to perform and appreciate it. Classical music is often regarded as “old” music, written by “dead white men”. <text:span text:style-name="T11">But this is not entirely true: no small amount of it has been written by women, and many art composers, both sexes, are very much alive and <text:s/>well today. In truth, however, much of the classical music we hear—the music of Bach, Beethoven, and Brahms, for example—is old. That is why, in part, it is called “classical”. We refer to clothes, furniture, and cars as “classic” because they have timeless qualities of expression, proportion, and balance. So, too, we give the name “classical” to music with these same qualities, music that has endured the test of time.</text:span></text:p>
      <text:p text:style-name="P23">Given the mass appeal of popular music, why would anyone choose to listen to classical music? To find out, National Public Radio (NPR) recently commissioned a survey of regular listeners of classical music. Summarized briefly below, in order of importance, are the reasons expressed by classical listeners:</text:p>
      <text:list xml:id="list6152852994681238063" text:style-name="L2">
        <text:list-item>
          <text:p text:style-name="P59">Classical music relieves stress and helps the listener to relax.</text:p>
        </text:list-item>
        <text:list-item>
          <text:p text:style-name="P59">Classical music helps “center the mind”, allowing the listener to concentrate.</text:p>
        </text:list-item>
        <text:list-item>
          <text:p text:style-name="P59">Classical music provides a version of a better world, a refuge of beauty and majesty in which we pass beyond the limit of our material existence.</text:p>
        </text:list-item>
        <text:list-item>
          <text:p text:style-name="P59">Classical music offers the opportunity to learn: about music, about history, and about people.</text:p>
        </text:list-item>
      </text:list>
      <text:p text:style-name="P24"/>
      <text:p text:style-name="P24">Oddly, except for the last response, the reasons for listening to classical music turn out to be very much the same as those for listening to popular music. But let’s examine how classical music differs from popular music.</text:p>
      <text:p text:style-name="P24"/>
      <text:p text:style-name="P49">Classical Music and Popular Music Compared</text:p>
      <text:p text:style-name="P25"/>
      <text:p text:style-name="P25">Many <text:span text:style-name="T12">cultures have their own styles of classical or art music—the much-respected classical music of <text:s text:c="2"/>China, Indian, and Japan, for example, dates back many centuries. Some cultures also have their own native brand of popular music, such as highlife, which emerged in the 1990s in Ghana, West Africa, or the more recently reggae form Jamaica. Today Western classical music is taught in conservatories in Beijing, Tokyo, and Singapore, and Western popular music, for good or for ill, has almost drowned out local popular music. But what are the essential differences between the Western classical and popular styles? Here is a brief summary:</text:span></text:p>
      <text:list xml:id="list8303881273552494806" text:style-name="L3">
        <text:list-item>
          <text:p text:style-name="P60">Classical music relies on acoustic instruments (whose sounds are not electronically altered), such as the trumpet, violin, and piano. Popular music often uses mechanically enhanced sounds such as those produced by electrically amplified guitars and basses, electronic synthesizers, and computers.</text:p>
        </text:list-item>
        <text:list-item>
          <text:p text:style-name="P61">Classical music relies greatly on preset written music, or musical notation, and so the work (a symphony, for example) is to some extent a “fixed entity”, which will always be performed more or less the same way. Popular music relies more on oral and aural transmission, and the work can change greatly from one performance to the next; never do we see performers reading written music at a pop concert.</text:p>
        </text:list-item>
        <text:list-item>
          <text:p text:style-name="P62">Classical music is primarily, but by no means exclusively, instrumental, with meaning communicated abstractly through sound. Almost all popular music is vocal and makes use of a text, called the lyrics, from which the listener extracts the meaning of the music.</text:p>
        </text:list-item>
        <text:list-item>
          <text:p text:style-name="P63">In classical music, the rhythmic “beat” often rests beneath the surface. Popular music foregrounds a recurring, heavy beat.</text:p>
        </text:list-item>
        <text:list-item>
          <text:p text:style-name="P63"><text:soft-page-break/>Classical music offers the listener a chance to escape from the everyday world into a realm of abstract beauty. Popular music exists in the real world, its lyrics embracing such issues of contemporary life as love and rejection, racism and social inequality.</text:p>
        </text:list-item>
      </text:list>
      <text:p text:style-name="P50"/>
      <text:p text:style-name="P51">Why Listen to Classical Music?</text:p>
      <text:p text:style-name="P26"/>
      <text:p text:style-name="P27">Teachers of classical music sometimes use examples from the world of pop for instructional purposes—popular music may exhibit the basic elements of music in a less complex, more direct fashion. <text:span text:style-name="T13">But the process can work the other way, too. Where better to learn about pop beat and rhythm, melody and harmony, and chord changes and textures than in the more challenging world of classical music? If you can learn to hear a bass line in a cantata by Bach, you will learn easily hear one in a song by Kanye West!</text:span></text:p>
      <text:p text:style-name="P28">But most important, classical music will reveal to you a brave new world of sound. The energy of a self-taught rock guitarist might be mind-boggling, <text:span text:style-name="T14">but if it’s real exhilaration you want, why not experience the prodigious speed and hand wizardry of a piano prodigy? Bono’s band U2 has four members in it. Why not listen to the sound of sixty virtuosos all playing at once? This is what you get when the Cleveland Orchestra (or any professional orchestra, for that matter) plays a Beethoven symphony. Do you like the hot sound of Rihanna (Fenty)? Why not experience the rich, classically trained voice of the equally hot Renée (Fleming)? The power of all this music will transport you. You will hear new patterns and combinations that will transport you to far-off places, and perhaps even “blow you away”. Exposure to classical music is, in fact, guaranteed to give you at least one new insight into whatever your current favorite type of music may be—whether hearing a theme from a classical opera in a classic rock song or recognizing a series of chords in a country ballad.</text:span></text:p>
      <text:p text:style-name="P28"/>
      <text:p text:style-name="P52">Classical Music All Around You</text:p>
      <text:p text:style-name="P29"/>
      <text:p text:style-name="P30">You might not think you listen to much classical music, but you do. Vivaldi concertos and Mozart symphonies are played regularly in Starbucks. Portions of Beethoven symphonies serve to animate segments of The Simpsons; <text:span text:style-name="T15">a Puccini aria (“O mio babbino caro”) sounds prominently in the best-selling video game Grand Theft Auto, no doubt for ironic effect. And Bizet’s seductive “Habanera” from his opera Carmen (see Chapter 28) suggests the characters’ secret intentions in a season 1 episode of Gossip Girl. <text:s/>What famous composer hasn’t had one or more of his best-known works incorporated into a film score, to heighten the audience’s emotional response? Similarly, classical music is employed for persuasive purposes in radio and television commercials. There it usually acts as a high-end marketing tool designed to encourage rich living: to sell a Mercedes automobile or a De Beers diamond, advertisers realize, they need Mozart, not Madonna, to create the mood.</text:span></text:p>
      <text:p text:style-name="P30"/>
      <text:p text:style-name="P10">ATTENDING A CLASSICAL CONCERT</text:p>
      <text:p text:style-name="P28"/>
      <text:p text:style-name="P31">There is no better way to experience the splendor of classical music than to attend a live concert. Compared to pop or rock concert, however, performances of classical music can be rather staid affairs. For one thing, people dress “up”, not “down”: at classical events attendees wear “costumes” or “uniforms” (coat and tie, suit, or evening wear) of a very different sort than they do at, say, rock concerts (punk, grunge, or metal attire). For another, throughout the performance the classical audience sits rigidly, saying nothing to friends or performers. No one sway, dance, or sings along to the music. <text:span text:style-name="T16">Only at the end of each composition does the audience express itself, clapping respectfully.</text:span></text:p>
      <text:p text:style-name="P32">But classical concerts weren’t always so formal. In fact, they were more akin to professional wrestling matches. In the eighteenth century, for example, the audience talked during performances and yelled words of encouragement to the players. People clapped at the end of each movement of a symphony, and often <text:span text:style-name="T17">in the middle of the movement as well. After an exceptionally pleasing performance, listeners would demand that the piece be repeated immediately in and encore. If, on </text:span><text:soft-page-break/><text:span text:style-name="T17">the other hand, the audience didn’t like what it heard, it might express its displeasure by throwing fruit and other debris at the stage. Our modern, more dignified classical concert was a creation of the nineteenth century, when the musical composition came to be considered works of high art worthy of reverential silence.</text:span></text:p>
      <text:p text:style-name="P33">Attending a classical concert requires familiarizing yourself with the music in advance. Nowadays this is easy. Go to YouTube and type in the titles of the pieces on the program. Enter “Beethoven Symphony 5,” <text:span text:style-name="T18">for example. Several recorded versions will appear, and you can compare different interpretations of the same piece. Should you need information about the history of the work and its composer, try to avoid Wikipedia, which is often unreliable. Instead, go to the more authoritative Oxford Music Online Grove Dictionary of Music (most colleges and universities have an online subscription) and search under the name of the composer.</text:span></text:p>
      <text:p text:style-name="P34">Choosing the right seat at a concert is important, too. What is best for viewing might not be best for hearing. In some concert halls the sound sails over the front seats and settles at the back. Often the optional seat in terms of acoustics is at the back of the hall, in the first balcony. Sitting closer, on the other hand, allows you to watch the conductor and performers on stage. <text:span text:style-name="T19">If you attend a concert of a symphony orchestra, sitting close allows you to follow the gestures that the conductor makes to the various soloists and sections of the orchestra; like a circus ringmaster, he or she turns directly to the soloist of a given moment. The conductor conveys the main ideas and the emotion of the music to the players, and they in turn communicate these themes and moods to the audience.</text:span></text:p>
      <text:p text:style-name="P34"/>
      <text:p text:style-name="P11">THE POWER OF CLASSICAL MUSIC: TWO FAMOUS BEGINNINGS</text:p>
      <text:p text:style-name="P35"/>
      <text:p text:style-name="P36">All right, let the music begin! <text:span text:style-name="T20">As in all artistic media that unfold over time (music, poetry, novels, and film, for example), beginnings are crucial. If a composer, for example, doesn’t capture your attention immediately, you may move on to the next track or hit the “off” button. To understand how classical music can grab and enthrall you, let’s start with two famous beginnings, both of which are already well known to you.</text:span></text:p>
      <text:p text:style-name="P36"/>
      <text:p text:style-name="P53">Ludwig van Beethoven, Symphony No. 5 (1808)--Opening</text:p>
      <text:p text:style-name="P37"/>
      <text:p text:style-name="P37">The beginning of Beethoven’s Symphony No. 5 is perhaps the best-known moment in all of classical music. Its “short-short-short-long” (SSSL) gesture (duh-duh-duh-DUHHH) is as much an icon of Western culture as is the “To be, or not to be” soliloquy in Shakespeare’s Hamlet. <text:span text:style-name="T21">Beethoven wrote this symphony in 1808 when he was thirty-seven and almost totally deaf(see Chapter 21 for a biography of Beethoven). How could a deaf person write a symphony? Beethoven could do so because musicians can hear with an “inner ear,” meaning that their brains can create and rework melodies without having to rely on externally generated sound. In this way the nearly deaf Beethoven fashioned a powerful thirty-minute symphony entirely inside his head. A symphony is a genre, or type, of music for orchestra, divided into several independent pieces called movements, each processing its own tempo and mood. A typical classical symphony will have four movements with the respective tempos of fast, slow, moderate, and fast. A symphony is played by an orchestra, a large ensemble of acoustic instruments such as violins, trumpets, and flutes. Although an orchestra might play a concerto, an overture, or a dance suite, historically it has played more symphonies than anything else, and for that rerson is called a symphony orchestra. The orchestra for which Beethoven composed his fifth symphony was made up of about sixty players, including string, wind, and percussion instruments.</text:span></text:p>
      <text:p text:style-name="P38">Beethoven begins his symphony with the musical equivalent of a powerful punch in the nose. The four-pitch rhythm (SSSL) is quick and abrupt. It is all the more startling because the music has no clear-cut beat or grounding harmony to support it. Our reaction is one of surprise, perhaps bewilderment, perhaps even fear. <text:span text:style-name="T22">The brevity of the opening rhythm is typical of what we call a musical motive, a short, distinctive musical figure that can stand by itself. In the course of this </text:span><text:soft-page-break/><text:span text:style-name="T22">symphony, Beethoven will repeat and reshape this opening (SSSL) motive, making it serve as the unifying theme of the entire symphony. </text:span></text:p>
      <text:p text:style-name="P39">Having shaken, even staggered, the listener with this opening blow, Beethoven then begins to bring clarity and direction to his music. The motive sounds in rapid succession, rising stepwise in pitch, and the volume progressively increases. <text:span text:style-name="T23">Beethoven uses the crescendo of sound here to suggest a continuous progression—he is taking us from point A to point B, what we call in music and film a “transition”. Suddenly, the music stops: we have arrived. A French horn (a brass instrument;) them blasts forth six pitches, as if * to say, “And now for something new.” Indeed, new material follows: a lovely, flowing melody played first by the strings and then by the winds. It lyrical motion serves as a welcome contrast to the almost primitive opening motive (the musical “sucker punch”). Soon the motive reasserts itself, but it is gradually transformed into a melodic pattern that sounds more heroic than menacing, and with this Beethoven ends his opening section.</text:span></text:p>
      <text:p text:style-name="P40">In sum, in the opening of Symphony No. 5 , Beethoven shows us that his musical world includes many different feelings and states of mind, among them the fearful, the lyrical, and the heroic. <text:span text:style-name="T24">When asked what the opening motive of the symphony meant, Beethoven is reported to have said, “There fate knocks at the door.” In the course of all four movements of this symphony (all of which are included in the text’s five-CD set), Beethoven opens the door, takes our hand, and leads us on a fateful journey that includes moments of fear, despair, and, ultimately, triumph.</text:span></text:p>
      <text:p text:style-name="P41">Turn now to this opening section and to its Listening Guide below. Here you will see written music, or musical notation, representing the principal musical events. This notation may seem alien to you (the essentials of musical notation will be explained in Chapter 2 and 3). But don’t panic! Millions of people enjoy classical music everyday without even looking at a shred of written notation. For the moment simply play the music and follow along according to the minute and second counter on your player.</text:p>
      <text:p text:style-name="P28"/>
      <text:p text:style-name="P54">Richard Strauss, Also Sprach Zarathustra (Thus Spoke Zarathustra; 1896) –Opening</text:p>
      <text:p text:style-name="P42"/>
      <text:p text:style-name="P43">Richard Strauss’s name is not household world, as is Beethoven’s. Obscuring things further, <text:span text:style-name="T25">there were two important composers named Strauss. One Johann Strauss, Jr. (1825-1899), was Austrain and is known as “the Waltz King” because he wrote mainly popular waltzes. The other, Richard Strauss (1864-1949), was German and composed primarily operas and large, spectacular compositions for orchestra called tone poems. A tone poem (also called a symphonic poem) is one-movement work for orchestra that tries to capture in music the emotions and events associated with a story, play, or personal experience. In his tone poem Also Sprach Zarathustra, Richard Strauss tries to depict in music the events described in a novel of that title by the German philosopher Friedrich Nietzsche (1844-1900). The hero of Nietzsche’s story is the ancient Iranian prophet Zarathustra (Zoroaster), who foretells the coming of a more advanced human, a Superman who will rescue the common herd of humanity from its stupidity and sloth. (This strain in nineteenth-century German philosophy was later perverted by Adolf Hitler into the cult of a “Führer” or “Leader” and a “Master Race.”) Strauss’s tone poem begins with Zarathustra standing on the horizon at dawn. This is the moment at which the sun, and the superhero, arises. As the sounds unfold, the listener senses the dawn of a new age.</text:span></text:p>
      <text:p text:style-name="P44">While the imposing title Also Sprach Zarathustra may seem foreign, and the mention of German philosophy intimidating, Strauss’s music is well known to you. It gained fame in the late 1960s when used as film music in Stanley Kubrick’s 2001: A Space Odyssey. Since then it has sounded forth in countless film spoofs, as well as radio and TV commercials, to convey a sense of high drama. <text:span text:style-name="T26">The music begins with a low rumble, as if coming from the depths of the earth. From this darkness emerges a ray of light as four trumpets play a rising motive that Strauss called the “Nature Theme.” The light suddenly falls back—the hero has momentarily failed—and then the light rises again, ultimately to reach a stunning climax.</text:span></text:p>
      <text:p text:style-name="P45">How do you describe a sunrise and the advent of a superhero through music? Strauss tells us. The music should ascend in pitch, get louder, grow in warmth (more instruments), and reach an <text:soft-page-break/>impressive climax. <text:span text:style-name="T27">Moreover, the leading instrument should be the trumpet, the sound of which has traditionally been associated with heroic deeds. Simple as these techniques may be, they are the means by which Strauss conveys musical meaning. The result is spectacular, overwhelming, a high point in the history of classical music. Nothing in the realm of classical or popular music can match it in terms of sheer sonic force.</text:span></text:p>
      <text:p text:style-name="P28"/>
      <text:p text:style-name="P28"/>
      <text:p text:style-name="P12">Key WORDS</text:p>
      <text:p text:style-name="P46"/>
      <text:p text:style-name="P46">music</text:p>
      <text:p text:style-name="P46">popular music</text:p>
      <text:p text:style-name="P46">classical music</text:p>
      <text:p text:style-name="P46">acoustic instrument</text:p>
      <text:p text:style-name="P46">lyrics</text:p>
      <text:p text:style-name="P46">encore</text:p>
      <text:p text:style-name="P46">symphony</text:p>
      <text:p text:style-name="P46">movement</text:p>
      <text:p text:style-name="P46">orchestra</text:p>
      <text:p text:style-name="P46">symphony orchestra</text:p>
      <text:p text:style-name="P46">motive</text:p>
      <text:p text:style-name="P46">tone poem (symphonic poem)</text:p>
      <text:p text:style-name="P28"/>
      <text:p text:style-name="P28"/>
      <text:p text:style-name="P4">2. RHYTHM</text:p>
      <text:p text:style-name="P2"/>
      <text:p text:style-name="P65">Music can be defined as sound that moves through time in an organized fashion. It involves, therefore, the interaction of time (expressed as rhythm, the subject of this chapter) and pitch (expressed as melody and harmony, the subjects of <text:span text:style-name="T28">C</text:span>hapter 3 and 4). Rhythm, <text:span text:style-name="T28">melody, and harmony are the building blocks of music, and how they are arranged affects the color, texture, and form (the subjects of Chapter 5 and 6), and ultimately, the meaning of every musical composition.</text:span></text:p>
      <text:p text:style-name="P66">In discussing rhythm, melody, and harmony, we rely on terminology that developed alongside the practice of notating music. Musical notation is a system that allows us to represent sound on paper by means of special signs and symbols. In <text:span text:style-name="T29">Western musical notation, the passing of time (rhythm) is represented by notes placed</text:span></text:p>
      <text:p text:style-name="P2"/>
      <text:p text:style-name="P4">3. MELODY</text:p>
      <text:p text:style-name="P4"/>
      <text:p text:style-name="P2"/>
      <text:p text:style-name="P4">4. HARMONY</text:p>
      <text:p text:style-name="P2"/>
      <text:p text:style-name="P2"/>
      <text:p text:style-name="P4">5 DYNAMICS AND COLOR</text:p>
      <text:p text:style-name="P2"/>
      <text:p text:style-name="P2"/>
      <text:p text:style-name="P4">6. MUSICAL TEXTURE AND FORM</text:p>
      <text:p text:style-name="P2"/>
      <text:p text:style-name="P2"/>
      <text:p text:style-name="P4">7. MUSICAL STYLE</text:p>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602in" fo:margin-right="0.778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22.429601369</meta:creation-date>
    <dc:date>2018-03-06T21:54:44.410412932</dc:date>
    <meta:editing-duration>PT10H37M22S</meta:editing-duration>
    <meta:editing-cycles>93</meta:editing-cycles>
    <meta:generator>LibreOffice/5.1.6.2$Linux_x86 LibreOffice_project/10m0$Build-2</meta:generator>
    <meta:document-statistic meta:table-count="0" meta:image-count="0" meta:object-count="0" meta:page-count="8" meta:paragraph-count="80" meta:word-count="4327" meta:character-count="25802" meta:non-whitespace-character-count="21581"/>
  </office:meta>
</office:document-meta>
</file>